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F0000010E99F343B6F1FC3E76.jpg" manifest:media-type="image/jpeg"/>
  <manifest:file-entry manifest:full-path="Pictures/100000000000012D000000C87ADE5146022F7D7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.323cm" svg:height="7.143cm" svg:x="1.677cm" svg:y="1.5cm">
          <draw:image xlink:href="Pictures/10000000000000EF0000010E99F343B6F1FC3E76.jpg" xlink:type="simple" xlink:show="embed" xlink:actuate="onLoad" draw:mime-type="image/jpeg">
            <text:p/>
          </draw:image>
        </draw:frame>
        <draw:frame draw:style-name="gr1" draw:text-style-name="P1" draw:layer="layout" svg:width="7.963cm" svg:height="5.291cm" svg:x="9.287cm" svg:y="2.209cm">
          <draw:image xlink:href="Pictures/100000000000012D000000C87ADE5146022F7D7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1T09:48:52.411000000</meta:creation-date>
    <dc:date>2022-05-31T09:56:56.777000000</dc:date>
    <meta:editing-duration>PT8M5S</meta:editing-duration>
    <meta:editing-cycles>1</meta:editing-cycles>
    <meta:document-statistic meta:object-count="2"/>
    <meta:generator>LibreOffice/7.2.5.2$Windows_X86_64 LibreOffice_project/499f9727c189e6ef3471021d6132d4c694f357e5</meta:generator>
  </office:meta>
</office:document-meta>
</file>